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d2021"/>
      <style:paragraph-properties fo:line-height="135%" fo:background-color="#1d2021"/>
    </style:style>
    <style:style style:name="P2" style:family="paragraph" style:parent-style-name="Standard">
      <loext:graphic-properties draw:fill="solid" draw:fill-color="#1d2021"/>
      <style:paragraph-properties fo:line-height="135%" fo:background-color="#1d2021"/>
      <style:text-properties fo:color="#ebdbb2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d2021"/>
      <style:paragraph-properties fo:line-height="135%" style:page-number="1" fo:background-color="#1d2021"/>
    </style:style>
    <style:style style:name="T1" style:family="text">
      <style:text-properties fo:color="#fb4934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8ec07c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a89984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83a598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ebdbb2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3869b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b8bb26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fe8019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fabd2f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5c4a1" style:font-name="Courier New" fo:font-size="10.5pt" style:font-name-asian="Courier New1" style:font-size-asian="10.5pt" style:font-name-complex="Courier New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f</text:span><text:span text:style-name="T2"> aprovadoOuReprovado</text:span><text:span text:style-name="T3">(</text:span><text:span text:style-name="T4">med</text:span><text:span text:style-name="T3">,</text:span><text:span text:style-name="T2"> </text:span><text:span text:style-name="T4">falt</text:span><text:span text:style-name="T3">):</text:span></text:p>
      <text:p text:style-name="P1"><text:span text:style-name="T5"><text:s text:c="4"/></text:span><text:span text:style-name="T1">if</text:span><text:span text:style-name="T3">(</text:span><text:span text:style-name="T5">med </text:span><text:span text:style-name="T2">&gt;=</text:span><text:span text:style-name="T5"> </text:span><text:span text:style-name="T6">7</text:span><text:span text:style-name="T5"> </text:span><text:span text:style-name="T1">and</text:span><text:span text:style-name="T5"> falt </text:span><text:span text:style-name="T2">&lt;=</text:span><text:span text:style-name="T5"> </text:span><text:span text:style-name="T6">3</text:span><text:span text:style-name="T3">):</text:span></text:p>
      <text:p text:style-name="P1"><text:span text:style-name="T5"><text:s text:c="8"/></text:span><text:span text:style-name="T1">return</text:span><text:span text:style-name="T5"> </text:span><text:span text:style-name="T3">"</text:span><text:span text:style-name="T7">Aprovado</text:span><text:span text:style-name="T3">"</text:span></text:p>
      <text:p text:style-name="P1"><text:span text:style-name="T5"><text:s text:c="4"/></text:span><text:span text:style-name="T1">return</text:span><text:span text:style-name="T5"> </text:span><text:span text:style-name="T3">"</text:span><text:span text:style-name="T7">Reprovado</text:span><text:span text:style-name="T3">"</text:span></text:p>
      <text:p text:style-name="P2"/>
      <text:p text:style-name="P1"><text:span text:style-name="T5">nome </text:span><text:span text:style-name="T2">=</text:span><text:span text:style-name="T5"> </text:span><text:span text:style-name="T8">input</text:span><text:span text:style-name="T3">("</text:span><text:span text:style-name="T7">Digite o nome do aluno: </text:span><text:span text:style-name="T3">")</text:span></text:p>
      <text:p text:style-name="P1"><text:span text:style-name="T5">nota1 </text:span><text:span text:style-name="T2">=</text:span><text:span text:style-name="T5"> </text:span><text:span text:style-name="T9">float</text:span><text:span text:style-name="T3">(</text:span><text:span text:style-name="T8">input</text:span><text:span text:style-name="T3">("</text:span><text:span text:style-name="T7">Digite a primeira nota do aluno: </text:span><text:span text:style-name="T3">"))</text:span></text:p>
      <text:p text:style-name="P1"><text:span text:style-name="T5">nota2 </text:span><text:span text:style-name="T2">=</text:span><text:span text:style-name="T5"> </text:span><text:span text:style-name="T9">float</text:span><text:span text:style-name="T3">(</text:span><text:span text:style-name="T8">input</text:span><text:span text:style-name="T3">("</text:span><text:span text:style-name="T7">Digite a segunda nota do aluno: </text:span><text:span text:style-name="T3">"))</text:span></text:p>
      <text:p text:style-name="P1"><text:span text:style-name="T5">media </text:span><text:span text:style-name="T2">=</text:span><text:span text:style-name="T5"> </text:span><text:span text:style-name="T3">(</text:span><text:span text:style-name="T5">nota1 </text:span><text:span text:style-name="T2">+</text:span><text:span text:style-name="T5"> nota2</text:span><text:span text:style-name="T3">)</text:span><text:span text:style-name="T5"> </text:span><text:span text:style-name="T2">/</text:span><text:span text:style-name="T5"> </text:span><text:span text:style-name="T6">2</text:span></text:p>
      <text:p text:style-name="P1"><text:span text:style-name="T5">faltas </text:span><text:span text:style-name="T2">=</text:span><text:span text:style-name="T5"> </text:span><text:span text:style-name="T9">int</text:span><text:span text:style-name="T3">(</text:span><text:span text:style-name="T8">input</text:span><text:span text:style-name="T3">("</text:span><text:span text:style-name="T7">Digite a quantidade de faltas do aluno: </text:span><text:span text:style-name="T3">"))</text:span></text:p>
      <text:p text:style-name="P2"/>
      <text:p text:style-name="P1"><text:span text:style-name="T8">print</text:span><text:span text:style-name="T3">(</text:span><text:span text:style-name="T1">f</text:span><text:span text:style-name="T7">"O aluno </text:span><text:span text:style-name="T6">{</text:span><text:span text:style-name="T10">nome</text:span><text:span text:style-name="T6">}</text:span><text:span text:style-name="T7"> está </text:span><text:span text:style-name="T6">{</text:span><text:span text:style-name="T4">aprovadoOuReprovado</text:span><text:span text:style-name="T3">(</text:span><text:span text:style-name="T10">media</text:span><text:span text:style-name="T3">,</text:span><text:span text:style-name="T10">faltas</text:span><text:span text:style-name="T3">)</text:span><text:span text:style-name="T6">}</text:span><text:span text:style-name="T7">"</text:span><text:span text:style-name="T3">)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62" meta:character-count="421" meta:non-whitespace-character-count="353"/>
    <meta:generator>LibreOfficeDev/6.0.5.2$Linux_X86_64 LibreOffice_project/</meta:generator>
  </office:meta>
</office:document-meta>
</file>